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aaaaa"/>
    </style:style>
    <style:style style:name="gr2" style:family="graphic" style:parent-style-name="standard">
      <style:graphic-properties svg:stroke-width="0.001cm" svg:stroke-color="#383838" draw:fill="none" draw:fill-color="#ffffff" fo:padding-top="-0.049cm" fo:padding-bottom="-0.049cm" fo:padding-left="-0.049cm" fo:padding-right="-0.049cm"/>
    </style:style>
    <style:style style:name="gr3" style:family="graphic" style:parent-style-name="standard">
      <style:graphic-properties draw:stroke="none" svg:stroke-width="0.001cm" draw:fill-color="#ffffd4"/>
    </style:style>
    <style:style style:name="gr4" style:family="graphic" style:parent-style-name="standard">
      <style:graphic-properties svg:stroke-width="0.001cm" svg:stroke-color="#8f5b1a" draw:fill="none" draw:fill-color="#ffffff" fo:padding-top="-0.049cm" fo:padding-bottom="-0.049cm" fo:padding-left="-0.049cm" fo:padding-right="-0.049cm"/>
    </style:style>
    <style:style style:name="gr5" style:family="graphic" style:parent-style-name="standard">
      <style:graphic-properties draw:stroke="none" svg:stroke-width="0.001cm" draw:fill-color="#717171"/>
    </style:style>
    <style:style style:name="gr6" style:family="graphic" style:parent-style-name="standard">
      <style:graphic-properties draw:stroke="none" svg:stroke-width="0.001cm" draw:fill-color="#de9c4c"/>
    </style:style>
    <style:style style:name="gr7" style:family="graphic" style:parent-style-name="standard">
      <style:graphic-properties svg:stroke-width="0.001cm" svg:stroke-color="#6b4414" draw:fill="none" draw:fill-color="#ffffff" fo:padding-top="-0.049cm" fo:padding-bottom="-0.049cm" fo:padding-left="-0.049cm" fo:padding-right="-0.049cm"/>
    </style:style>
    <style:style style:name="gr8" style:family="graphic" style:parent-style-name="standard">
      <style:graphic-properties draw:stroke="none" svg:stroke-width="0.001cm" draw:fill-color="#7a7a5a"/>
    </style:style>
    <style:style style:name="gr9" style:family="graphic" style:parent-style-name="standard">
      <style:graphic-properties svg:stroke-width="0.001cm" svg:stroke-color="#494936" draw:fill="none" draw:fill-color="#ffffff" fo:padding-top="-0.049cm" fo:padding-bottom="-0.049cm" fo:padding-left="-0.049cm" fo:padding-right="-0.049cm"/>
    </style:style>
    <style:style style:name="gr10" style:family="graphic" style:parent-style-name="standard">
      <style:graphic-properties draw:stroke="none" svg:stroke-width="0.001cm" draw:fill-color="#ffffaa"/>
    </style:style>
    <style:style style:name="gr11" style:family="graphic" style:parent-style-name="standard">
      <style:graphic-properties draw:stroke="none" svg:stroke-width="0.001cm" draw:fill-color="#93936c"/>
    </style:style>
    <style:style style:name="gr12" style:family="graphic" style:parent-style-name="standard">
      <style:graphic-properties svg:stroke-width="0.001cm" svg:stroke-color="#93936c" draw:fill="none" draw:fill-color="#ffffff" fo:padding-top="-0.049cm" fo:padding-bottom="-0.049cm" fo:padding-left="-0.049cm" fo:padding-right="-0.049cm"/>
    </style:style>
    <style:style style:name="gr13" style:family="graphic" style:parent-style-name="standard">
      <style:graphic-properties svg:stroke-width="0.001cm" svg:stroke-color="#ecece7" draw:fill="none" draw:fill-color="#ffffff" fo:padding-top="-0.049cm" fo:padding-bottom="-0.049cm" fo:padding-left="-0.049cm" fo:padding-right="-0.049cm"/>
    </style:style>
    <style:style style:name="gr14" style:family="graphic" style:parent-style-name="standard">
      <style:graphic-properties draw:stroke="none" svg:stroke-width="0.001cm" draw:fill-color="#c9c9b6"/>
    </style:style>
    <style:style style:name="gr15" style:family="graphic" style:parent-style-name="standard">
      <style:graphic-properties draw:stroke="none" svg:stroke-width="0.001cm" draw:fill-color="#b7b79d"/>
    </style:style>
    <style:style style:name="gr16" style:family="graphic" style:parent-style-name="standard">
      <style:graphic-properties draw:stroke="none" svg:stroke-width="0.001cm" draw:fill-color="#626248"/>
    </style:style>
    <style:style style:name="gr17" style:family="graphic" style:parent-style-name="standard">
      <style:graphic-properties draw:stroke="none" svg:stroke-width="0.001cm" draw:fill-color="#000000"/>
    </style:style>
    <style:style style:name="gr18" style:family="graphic" style:parent-style-name="standard">
      <style:graphic-properties svg:stroke-width="0.001cm" svg:stroke-color="#a5a585" draw:fill="none" draw:fill-color="#ffffff" fo:padding-top="-0.049cm" fo:padding-bottom="-0.049cm" fo:padding-left="-0.049cm" fo:padding-right="-0.049cm"/>
    </style:style>
    <style:style style:name="gr19" style:family="graphic" style:parent-style-name="standard">
      <style:graphic-properties draw:stroke="none" svg:stroke-width="0.001cm" draw:fill-color="#ffffff"/>
    </style:style>
    <style:style style:name="gr20" style:family="graphic" style:parent-style-name="standard">
      <style:graphic-properties svg:stroke-width="0.001cm" svg:stroke-color="#8e8e8e" draw:fill="none" draw:fill-color="#ffffff" fo:padding-top="-0.049cm" fo:padding-bottom="-0.049cm" fo:padding-left="-0.049cm" fo:padding-right="-0.049cm"/>
    </style:style>
    <style:style style:name="gr21" style:family="graphic" style:parent-style-name="standard">
      <style:graphic-properties svg:stroke-width="0.001cm" svg:stroke-color="#000000" draw:fill="none" draw:fill-color="#ffffff" fo:padding-top="-0.049cm" fo:padding-bottom="-0.049cm" fo:padding-left="-0.049cm" fo:padding-right="-0.049cm"/>
    </style:style>
    <style:style style:name="gr22" style:family="graphic" style:parent-style-name="standard">
      <style:graphic-properties draw:stroke="none" svg:stroke-width="0.001cm" draw:fill-color="#a5a585"/>
    </style:style>
    <style:style style:name="gr23" style:family="graphic" style:parent-style-name="standard">
      <style:graphic-properties svg:stroke-width="0.001cm" svg:stroke-color="#dbdbce" draw:fill="none" draw:fill-color="#ffffff" fo:padding-top="-0.049cm" fo:padding-bottom="-0.049cm" fo:padding-left="-0.049cm" fo:padding-right="-0.049cm"/>
    </style:style>
    <style:style style:name="gr24" style:family="graphic" style:parent-style-name="standard">
      <style:graphic-properties draw:stroke="none" svg:stroke-width="0.001cm" draw:fill-color="#ffa380"/>
    </style:style>
    <style:style style:name="gr25" style:family="graphic" style:parent-style-name="standard">
      <style:graphic-properties draw:stroke="none" svg:stroke-width="0.001cm" draw:fill-color="#222222"/>
    </style:style>
    <style:style style:name="gr26" style:family="graphic" style:parent-style-name="standard">
      <style:graphic-properties draw:stroke="none" svg:stroke-width="0.001cm" draw:fill-color="#004eff"/>
    </style:style>
    <style:style style:name="gr27" style:family="graphic" style:parent-style-name="standard">
      <style:graphic-properties draw:stroke="none" svg:stroke-width="0.001cm" draw:fill-color="#8f5b1a"/>
    </style:style>
    <style:style style:name="gr28" style:family="graphic" style:parent-style-name="standard">
      <style:graphic-properties draw:stroke="none" svg:stroke-width="0.001cm" draw:fill-color="#c7c7c7"/>
    </style:style>
    <style:style style:name="gr29" style:family="graphic" style:parent-style-name="standard">
      <style:graphic-properties draw:stroke="none" svg:stroke-width="0.001cm" draw:fill-color="#d4000a"/>
    </style:style>
    <style:style style:name="gr30" style:family="graphic" style:parent-style-name="standard">
      <style:graphic-properties svg:stroke-width="0.001cm" svg:stroke-color="#aa0008" draw:fill="none" draw:fill-color="#ffffff" fo:padding-top="-0.049cm" fo:padding-bottom="-0.049cm" fo:padding-left="-0.049cm" fo:padding-right="-0.049cm"/>
    </style:style>
    <style:style style:name="gr31" style:family="graphic" style:parent-style-name="standard">
      <style:graphic-properties draw:stroke="none" svg:stroke-width="0.001cm" draw:fill-color="#ff555d"/>
    </style:style>
    <style:style style:name="gr32" style:family="graphic" style:parent-style-name="standard">
      <style:graphic-properties draw:stroke="none" svg:stroke-width="0.001cm" draw:fill-color="#9db4b7"/>
    </style:style>
    <style:style style:name="gr33" style:family="graphic" style:parent-style-name="standard">
      <style:graphic-properties svg:stroke-width="0.001cm" svg:stroke-color="#485f62" draw:fill="none" draw:fill-color="#ffffff" fo:padding-top="-0.049cm" fo:padding-bottom="-0.049cm" fo:padding-left="-0.049cm" fo:padding-right="-0.049cm"/>
    </style:style>
    <style:style style:name="gr34" style:family="graphic" style:parent-style-name="standard">
      <style:graphic-properties draw:stroke="none" svg:stroke-width="0.001cm" draw:fill-color="#6c8f93"/>
    </style:style>
  </office:automatic-styles>
  <office:body>
    <office:drawing>
      <draw:page draw:name="page1" draw:style-name="dp1" draw:master-page-name="Default">
        <draw:g>
          <draw:glue-point draw:id="4" svg:x="0.394cm" svg:y="-5cm"/>
          <draw:glue-point draw:id="5" svg:x="-4.416cm" svg:y="5cm"/>
          <draw:glue-point draw:id="6" svg:x="2.784cm" svg:y="5cm"/>
          <draw:glue-point draw:id="7" svg:x="-0.816cm" svg:y="5cm"/>
          <draw:glue-point draw:id="8" svg:x="-1.821cm" svg:y="5cm"/>
          <draw:glue-point draw:id="9" svg:x="0.481cm" svg:y="5cm"/>
          <draw:glue-point draw:id="10" svg:x="-1.457cm" svg:y="5cm"/>
          <draw:glue-point draw:id="11" svg:x="0.89cm" svg:y="5cm"/>
          <draw:glue-point draw:id="12" svg:x="-5cm" svg:y="1.65cm"/>
          <draw:glue-point draw:id="13" svg:x="5cm" svg:y="-0.464cm"/>
          <draw:glue-point draw:id="14" svg:x="-0.396cm" svg:y="3.119cm"/>
          <draw:polygon draw:style-name="gr1" draw:layer="layout" svg:width="1.988cm" svg:height="1.418cm" svg:x="0.486cm" svg:y="0.273cm" svg:viewBox="0 0 1989 1419" draw:points="1989,1419 0,1419 0,616 928,0 1989,528">
            <text:p/>
          </draw:polygon>
          <draw:polygon draw:style-name="gr2" draw:layer="layout" svg:width="1.988cm" svg:height="1.418cm" svg:x="0.486cm" svg:y="0.273cm" svg:viewBox="0 0 1989 1419" draw:points="1989,1419 0,1419 0,616 928,0 1989,528">
            <text:p/>
          </draw:polygon>
          <draw:polygon draw:style-name="gr3" draw:layer="layout" svg:width="0.928cm" svg:height="1.418cm" svg:x="0.486cm" svg:y="0.273cm" svg:viewBox="0 0 929 1419" draw:points="929,1419 0,1419 0,616 929,0">
            <text:p/>
          </draw:polygon>
          <draw:polygon draw:style-name="gr4" draw:layer="layout" svg:width="0.928cm" svg:height="1.418cm" svg:x="0.486cm" svg:y="0.273cm" svg:viewBox="0 0 929 1419" draw:points="929,1419 0,1419 0,616 929,0">
            <text:p/>
          </draw:polygon>
          <draw:polygon draw:style-name="gr5" draw:layer="layout" svg:width="2.491cm" svg:height="0.309cm" svg:x="0.177cm" svg:y="1.691cm" svg:viewBox="0 0 2492 310" draw:points="0,310 308,0 2492,0 2174,310">
            <text:p/>
          </draw:polygon>
          <draw:polygon draw:style-name="gr2" draw:layer="layout" svg:width="2.491cm" svg:height="0.309cm" svg:x="0.177cm" svg:y="1.691cm" svg:viewBox="0 0 2492 310" draw:points="0,310 308,0 2492,0 2174,310">
            <text:p/>
          </draw:polygon>
          <draw:polygon draw:style-name="gr6" draw:layer="layout" svg:width="1.351cm" svg:height="0.309cm" svg:x="0.177cm" svg:y="1.691cm" svg:viewBox="0 0 1352 310" draw:points="0,310 308,0 1352,0 1042,310">
            <text:p/>
          </draw:polygon>
          <draw:polygon draw:style-name="gr7" draw:layer="layout" svg:width="1.351cm" svg:height="0.309cm" svg:x="0.177cm" svg:y="1.691cm" svg:viewBox="0 0 1352 310" draw:points="0,310 308,0 1352,0 1042,310">
            <text:p/>
          </draw:polygon>
          <draw:polygon draw:style-name="gr8" draw:layer="layout" svg:width="0.009cm" svg:height="0.203cm" svg:x="1.184cm" svg:y="1.788cm" svg:viewBox="0 0 10 204" draw:points="10,0 0,0 0,204 10,204">
            <text:p/>
          </draw:polygon>
          <draw:polygon draw:style-name="gr9" draw:layer="layout" svg:width="0.009cm" svg:height="0.203cm" svg:x="1.184cm" svg:y="1.788cm" svg:viewBox="0 0 10 204" draw:points="10,0 0,0 0,204 10,204">
            <text:p/>
          </draw:polygon>
          <draw:polygon draw:style-name="gr8" draw:layer="layout" svg:width="0.009cm" svg:height="0.203cm" svg:x="0.954cm" svg:y="1.788cm" svg:viewBox="0 0 10 204" draw:points="10,0 0,0 0,204 10,204">
            <text:p/>
          </draw:polygon>
          <draw:polygon draw:style-name="gr9" draw:layer="layout" svg:width="0.009cm" svg:height="0.203cm" svg:x="0.954cm" svg:y="1.788cm" svg:viewBox="0 0 10 204" draw:points="10,0 0,0 0,204 10,204">
            <text:p/>
          </draw:polygon>
          <draw:polygon draw:style-name="gr10" draw:layer="layout" svg:width="1.237cm" svg:height="1.727cm" svg:x="0.177cm" svg:y="0.273cm" svg:viewBox="0 0 1238 1728" draw:points="0,1728 309,1419 309,661 1238,0 0,881">
            <text:p/>
          </draw:polygon>
          <draw:polygon draw:style-name="gr4" draw:layer="layout" svg:width="1.237cm" svg:height="1.727cm" svg:x="0.177cm" svg:y="0.273cm" svg:viewBox="0 0 1238 1728" draw:points="0,1728 309,1419 309,661 1238,0 0,881">
            <text:p/>
          </draw:polygon>
          <draw:polygon draw:style-name="gr8" draw:layer="layout" svg:width="0.698cm" svg:height="0.009cm" svg:x="0.398cm" svg:y="1.613cm" svg:viewBox="0 0 699 10" draw:points="0,0 0,10 699,10 699,0">
            <text:p/>
          </draw:polygon>
          <draw:polygon draw:style-name="gr9" draw:layer="layout" svg:width="0.698cm" svg:height="0.009cm" svg:x="0.398cm" svg:y="1.613cm" svg:viewBox="0 0 699 10" draw:points="0,0 0,10 699,10 699,0">
            <text:p/>
          </draw:polygon>
          <draw:polygon draw:style-name="gr8" draw:layer="layout" svg:width="0.309cm" svg:height="0.018cm" svg:x="0.919cm" svg:y="1.788cm" svg:viewBox="0 0 310 19" draw:points="0,0 0,19 310,19 310,0">
            <text:p/>
          </draw:polygon>
          <draw:polygon draw:style-name="gr9" draw:layer="layout" svg:width="0.309cm" svg:height="0.018cm" svg:x="0.919cm" svg:y="1.788cm" svg:viewBox="0 0 310 19" draw:points="0,0 0,19 310,19 310,0">
            <text:p/>
          </draw:polygon>
          <draw:polygon draw:style-name="gr11" draw:layer="layout" svg:width="1.096cm" svg:height="0.273cm" svg:x="0.398cm" svg:y="1.515cm" svg:viewBox="0 0 1097 274" draw:points="0,97 97,0 1097,0 822,274 521,274 698,97">
            <text:p/>
          </draw:polygon>
          <draw:polygon draw:style-name="gr9" draw:layer="layout" svg:width="1.096cm" svg:height="0.273cm" svg:x="0.398cm" svg:y="1.515cm" svg:viewBox="0 0 1097 274" draw:points="0,97 97,0 1097,0 822,274 521,274 698,97">
            <text:p/>
          </draw:polygon>
          <draw:polyline draw:style-name="gr12" draw:layer="layout" svg:width="0.073cm" svg:height="0.046cm" svg:x="1.013cm" svg:y="1.533cm" svg:viewBox="0 0 74 47" draw:points="68,47 69,46 70,44 71,42 71,41 71,39 72,38 73,37 73,35 74,33 74,32 74,30 74,29 73,27 73,26 72,24 72,23 71,21 71,20 70,18 69,17 68,15 67,14 66,13 65,11 64,10 62,9 61,8 59,7 58,6 56,5 54,5 53,3 51,2 49,2 47,1 45,1 43,1 41,0 39,0 37,0 35,0 33,0 31,0 29,0 27,0 25,0 23,1 21,1 19,1 17,2 16,2 14,3 12,5 10,5 9,6 7,7 6,8 4,10 3,11 2,12 0,13 0,14">
            <text:p/>
          </draw:polyline>
          <draw:polyline draw:style-name="gr13" draw:layer="layout" svg:width="0.064cm" svg:height="0.048cm" svg:x="1.022cm" svg:y="1.533cm" svg:viewBox="0 0 65 49" draw:points="58,49 59,47 60,46 61,44 62,43 62,42 63,40 63,38 64,37 64,35 65,34 65,33 65,31 65,29 64,28 64,26 64,24 63,23 62,21 62,20 62,18 61,17 60,16 59,14 58,13 57,11 56,11 55,9 53,8 52,7 50,6 49,5 47,5 46,3 45,2 43,2 41,1 39,1 37,1 36,0 34,0 32,0 30,0 28,0 27,0 25,0 23,0 22,0 20,1 18,1 17,1 15,2 13,2 11,3 10,5 8,5 7,6 5,7 4,8 3,9 2,11 0,11 0,13">
            <text:p/>
          </draw:polyline>
          <draw:polygon draw:style-name="gr14" draw:layer="layout" svg:width="0.044cm" svg:height="0.027cm" svg:x="1.06cm" svg:y="1.559cm" svg:viewBox="0 0 45 28" draw:points="0,28 18,0 45,0 27,28">
            <text:p/>
          </draw:polygon>
          <draw:polygon draw:style-name="gr9" draw:layer="layout" svg:width="0.044cm" svg:height="0.027cm" svg:x="1.06cm" svg:y="1.559cm" svg:viewBox="0 0 45 28" draw:points="0,28 18,0 45,0 27,28">
            <text:p/>
          </draw:polygon>
          <draw:polygon draw:style-name="gr8" draw:layer="layout" svg:width="0.018cm" svg:height="0.027cm" svg:x="1.087cm" svg:y="1.559cm" svg:viewBox="0 0 19 28" draw:points="0,28 19,18 19,0 0,18">
            <text:p/>
          </draw:polygon>
          <draw:polygon draw:style-name="gr9" draw:layer="layout" svg:width="0.018cm" svg:height="0.027cm" svg:x="1.087cm" svg:y="1.559cm" svg:viewBox="0 0 19 28" draw:points="0,28 19,18 19,0 0,18">
            <text:p/>
          </draw:polygon>
          <draw:polygon draw:style-name="gr15" draw:layer="layout" svg:width="0.027cm" svg:height="0cm" svg:x="1.06cm" svg:y="1.586cm" svg:viewBox="0 0 28 0" draw:points="0,0 28,0">
            <text:p/>
          </draw:polygon>
          <draw:polygon draw:style-name="gr15" draw:layer="layout" svg:width="0.027cm" svg:height="0cm" svg:x="1.06cm" svg:y="1.586cm" svg:viewBox="0 0 28 0" draw:points="0,0 28,0">
            <text:p/>
          </draw:polygon>
          <draw:polygon draw:style-name="gr9" draw:layer="layout" svg:width="0.027cm" svg:height="0cm" svg:x="1.06cm" svg:y="1.586cm" svg:viewBox="0 0 28 0" draw:points="0,0 28,0">
            <text:p/>
          </draw:polygon>
          <draw:polygon draw:style-name="gr14" draw:layer="layout" svg:width="0.212cm" svg:height="0.035cm" svg:x="0.963cm" svg:y="1.595cm" svg:viewBox="0 0 213 36" draw:points="0,36 35,0 213,0 177,36">
            <text:p/>
          </draw:polygon>
          <draw:polygon draw:style-name="gr9" draw:layer="layout" svg:width="0.212cm" svg:height="0.035cm" svg:x="0.963cm" svg:y="1.595cm" svg:viewBox="0 0 213 36" draw:points="0,36 35,0 213,0 177,36">
            <text:p/>
          </draw:polygon>
          <draw:polygon draw:style-name="gr15" draw:layer="layout" svg:width="0.176cm" svg:height="0.141cm" svg:x="0.963cm" svg:y="1.63cm" svg:viewBox="0 0 177 142" draw:points="0,0 177,0 177,142 0,142">
            <text:p/>
          </draw:polygon>
          <draw:polygon draw:style-name="gr9" draw:layer="layout" svg:width="0.176cm" svg:height="0.141cm" svg:x="0.963cm" svg:y="1.63cm" svg:viewBox="0 0 177 142" draw:points="0,0 177,0 177,142 0,142">
            <text:p/>
          </draw:polygon>
          <draw:polygon draw:style-name="gr16" draw:layer="layout" svg:width="0.035cm" svg:height="0.176cm" svg:x="1.14cm" svg:y="1.595cm" svg:viewBox="0 0 36 177" draw:points="0,177 36,141 36,0 0,35">
            <text:p/>
          </draw:polygon>
          <draw:polygon draw:style-name="gr9" draw:layer="layout" svg:width="0.035cm" svg:height="0.176cm" svg:x="1.14cm" svg:y="1.595cm" svg:viewBox="0 0 36 177" draw:points="0,177 36,141 36,0 0,35">
            <text:p/>
          </draw:polygon>
          <draw:line draw:style-name="gr13" draw:layer="layout" svg:x1="0.954cm" svg:y1="1.735cm" svg:x2="1.14cm" svg:y2="1.735cm">
            <text:p/>
          </draw:line>
          <draw:line draw:style-name="gr9" draw:layer="layout" svg:x1="0.954cm" svg:y1="1.735cm" svg:x2="1.14cm" svg:y2="1.735cm">
            <text:p/>
          </draw:line>
          <draw:polygon draw:style-name="gr9" draw:layer="layout" svg:width="0.176cm" svg:height="0.141cm" svg:x="0.963cm" svg:y="1.63cm" svg:viewBox="0 0 177 142" draw:points="0,0 177,0 177,142 0,142">
            <text:p/>
          </draw:polygon>
          <draw:polygon draw:style-name="gr14" draw:layer="layout" svg:width="0.097cm" svg:height="0.07cm" svg:x="1.14cm" svg:y="1.621cm" svg:viewBox="0 0 98 71" draw:points="0,71 35,35 98,0 62,35">
            <text:p/>
          </draw:polygon>
          <draw:polygon draw:style-name="gr9" draw:layer="layout" svg:width="0.097cm" svg:height="0.07cm" svg:x="1.14cm" svg:y="1.621cm" svg:viewBox="0 0 98 71" draw:points="0,71 35,35 98,0 62,35">
            <text:p/>
          </draw:polygon>
          <draw:polygon draw:style-name="gr15" draw:layer="layout" svg:width="0.062cm" svg:height="0.045cm" svg:x="1.14cm" svg:y="1.656cm" svg:viewBox="0 0 63 46" draw:points="0,36 0,46 63,9 63,0">
            <text:p/>
          </draw:polygon>
          <draw:polygon draw:style-name="gr9" draw:layer="layout" svg:width="0.062cm" svg:height="0.045cm" svg:x="1.14cm" svg:y="1.656cm" svg:viewBox="0 0 63 46" draw:points="0,36 0,46 63,9 63,0">
            <text:p/>
          </draw:polygon>
          <draw:polygon draw:style-name="gr8" draw:layer="layout" svg:width="0.036cm" svg:height="0.044cm" svg:x="1.201cm" svg:y="1.621cm" svg:viewBox="0 0 37 45" draw:points="37,0 37,8 0,45 0,35">
            <text:p/>
          </draw:polygon>
          <draw:polygon draw:style-name="gr9" draw:layer="layout" svg:width="0.036cm" svg:height="0.044cm" svg:x="1.201cm" svg:y="1.621cm" svg:viewBox="0 0 37 45" draw:points="37,0 37,8 0,45 0,35">
            <text:p/>
          </draw:polygon>
          <draw:polygon draw:style-name="gr17" draw:layer="layout" svg:width="0.027cm" svg:height="0.044cm" svg:x="1.148cm" svg:y="1.639cm" svg:viewBox="0 0 28 45" draw:points="0,36 0,45 28,17 28,0">
            <text:p/>
          </draw:polygon>
          <draw:polygon draw:style-name="gr18" draw:layer="layout" svg:width="0.027cm" svg:height="0.044cm" svg:x="1.148cm" svg:y="1.639cm" svg:viewBox="0 0 28 45" draw:points="0,36 0,45 28,17 28,0">
            <text:p/>
          </draw:polygon>
          <draw:polygon draw:style-name="gr19" draw:layer="layout" svg:width="0.071cm" svg:height="0.053cm" svg:x="1.148cm" svg:y="1.621cm" svg:viewBox="0 0 72 54" draw:points="0,54 18,26 62,8 72,0 62,8 45,26">
            <text:p/>
          </draw:polygon>
          <draw:polygon draw:style-name="gr19" draw:layer="layout" svg:width="0.071cm" svg:height="0.053cm" svg:x="1.148cm" svg:y="1.621cm" svg:viewBox="0 0 72 54" draw:points="0,54 18,26 62,8 72,0 62,8 45,26">
            <text:p/>
          </draw:polygon>
          <draw:polygon draw:style-name="gr20" draw:layer="layout" svg:width="0.071cm" svg:height="0.053cm" svg:x="1.148cm" svg:y="1.621cm" svg:viewBox="0 0 72 54" draw:points="0,54 18,26 62,8 72,0 62,8 45,26">
            <text:p/>
          </draw:polygon>
          <draw:polyline draw:style-name="gr18" draw:layer="layout" svg:width="0.027cm" svg:height="0.044cm" svg:x="1.148cm" svg:y="1.639cm" svg:viewBox="0 0 28 45" draw:points="28,0 0,36 0,45">
            <text:p/>
          </draw:polyline>
          <draw:polygon draw:style-name="gr15" draw:layer="layout" svg:width="0.08cm" svg:height="0.158cm" svg:x="0.795cm" svg:y="1.401cm" svg:viewBox="0 0 81 159" draw:points="0,0 81,0 81,159 0,159">
            <text:p/>
          </draw:polygon>
          <draw:polygon draw:style-name="gr9" draw:layer="layout" svg:width="0.08cm" svg:height="0.158cm" svg:x="0.795cm" svg:y="1.401cm" svg:viewBox="0 0 81 159" draw:points="0,0 81,0 81,159 0,159">
            <text:p/>
          </draw:polygon>
          <draw:polygon draw:style-name="gr8" draw:layer="layout" svg:width="0.017cm" svg:height="0.176cm" svg:x="0.875cm" svg:y="1.383cm" svg:viewBox="0 0 18 177" draw:points="0,177 18,159 18,0 0,17">
            <text:p/>
          </draw:polygon>
          <draw:polygon draw:style-name="gr9" draw:layer="layout" svg:width="0.017cm" svg:height="0.176cm" svg:x="0.875cm" svg:y="1.383cm" svg:viewBox="0 0 18 177" draw:points="0,177 18,159 18,0 0,17">
            <text:p/>
          </draw:polygon>
          <draw:polygon draw:style-name="gr14" draw:layer="layout" svg:width="0.097cm" svg:height="0.018cm" svg:x="0.795cm" svg:y="1.383cm" svg:viewBox="0 0 98 19" draw:points="0,19 26,0 98,0 80,19">
            <text:p/>
          </draw:polygon>
          <draw:polygon draw:style-name="gr9" draw:layer="layout" svg:width="0.097cm" svg:height="0.018cm" svg:x="0.795cm" svg:y="1.383cm" svg:viewBox="0 0 98 19" draw:points="0,19 26,0 98,0 80,19">
            <text:p/>
          </draw:polygon>
          <draw:line draw:style-name="gr21" draw:layer="layout" svg:x1="0.83cm" svg:y1="1.392cm" svg:x2="0.83cm" svg:y2="1.56cm">
            <text:p/>
          </draw:line>
          <draw:line draw:style-name="gr21" draw:layer="layout" svg:x1="0.848cm" svg:y1="1.374cm" svg:x2="0.848cm" svg:y2="1.384cm">
            <text:p/>
          </draw:line>
          <draw:line draw:style-name="gr21" draw:layer="layout" svg:x1="0.795cm" svg:y1="1.401cm" svg:x2="0.831cm" svg:y2="1.401cm">
            <text:p/>
          </draw:line>
          <draw:line draw:style-name="gr21" draw:layer="layout" svg:x1="0.795cm" svg:y1="1.41cm" svg:x2="0.831cm" svg:y2="1.41cm">
            <text:p/>
          </draw:line>
          <draw:line draw:style-name="gr21" draw:layer="layout" svg:x1="0.795cm" svg:y1="1.419cm" svg:x2="0.831cm" svg:y2="1.419cm">
            <text:p/>
          </draw:line>
          <draw:line draw:style-name="gr21" draw:layer="layout" svg:x1="0.795cm" svg:y1="1.427cm" svg:x2="0.831cm" svg:y2="1.427cm">
            <text:p/>
          </draw:line>
          <draw:line draw:style-name="gr21" draw:layer="layout" svg:x1="0.795cm" svg:y1="1.436cm" svg:x2="0.831cm" svg:y2="1.436cm">
            <text:p/>
          </draw:line>
          <draw:line draw:style-name="gr21" draw:layer="layout" svg:x1="0.795cm" svg:y1="1.445cm" svg:x2="0.831cm" svg:y2="1.445cm">
            <text:p/>
          </draw:line>
          <draw:line draw:style-name="gr21" draw:layer="layout" svg:x1="0.795cm" svg:y1="1.445cm" svg:x2="0.831cm" svg:y2="1.445cm">
            <text:p/>
          </draw:line>
          <draw:line draw:style-name="gr21" draw:layer="layout" svg:x1="0.795cm" svg:y1="1.454cm" svg:x2="0.831cm" svg:y2="1.454cm">
            <text:p/>
          </draw:line>
          <draw:line draw:style-name="gr21" draw:layer="layout" svg:x1="0.795cm" svg:y1="1.463cm" svg:x2="0.831cm" svg:y2="1.463cm">
            <text:p/>
          </draw:line>
          <draw:line draw:style-name="gr21" draw:layer="layout" svg:x1="0.795cm" svg:y1="1.472cm" svg:x2="0.831cm" svg:y2="1.472cm">
            <text:p/>
          </draw:line>
          <draw:line draw:style-name="gr21" draw:layer="layout" svg:x1="0.795cm" svg:y1="1.48cm" svg:x2="0.831cm" svg:y2="1.48cm">
            <text:p/>
          </draw:line>
          <draw:line draw:style-name="gr21" draw:layer="layout" svg:x1="0.795cm" svg:y1="1.489cm" svg:x2="0.831cm" svg:y2="1.489cm">
            <text:p/>
          </draw:line>
          <draw:line draw:style-name="gr21" draw:layer="layout" svg:x1="0.795cm" svg:y1="1.498cm" svg:x2="0.831cm" svg:y2="1.498cm">
            <text:p/>
          </draw:line>
          <draw:line draw:style-name="gr21" draw:layer="layout" svg:x1="0.795cm" svg:y1="1.507cm" svg:x2="0.831cm" svg:y2="1.507cm">
            <text:p/>
          </draw:line>
          <draw:line draw:style-name="gr21" draw:layer="layout" svg:x1="0.795cm" svg:y1="1.507cm" svg:x2="0.831cm" svg:y2="1.507cm">
            <text:p/>
          </draw:line>
          <draw:line draw:style-name="gr21" draw:layer="layout" svg:x1="0.795cm" svg:y1="1.515cm" svg:x2="0.831cm" svg:y2="1.515cm">
            <text:p/>
          </draw:line>
          <draw:line draw:style-name="gr21" draw:layer="layout" svg:x1="0.795cm" svg:y1="1.524cm" svg:x2="0.831cm" svg:y2="1.524cm">
            <text:p/>
          </draw:line>
          <draw:line draw:style-name="gr21" draw:layer="layout" svg:x1="0.795cm" svg:y1="1.533cm" svg:x2="0.831cm" svg:y2="1.533cm">
            <text:p/>
          </draw:line>
          <draw:line draw:style-name="gr21" draw:layer="layout" svg:x1="0.795cm" svg:y1="1.542cm" svg:x2="0.831cm" svg:y2="1.542cm">
            <text:p/>
          </draw:line>
          <draw:line draw:style-name="gr21" draw:layer="layout" svg:x1="0.795cm" svg:y1="1.551cm" svg:x2="0.831cm" svg:y2="1.551cm">
            <text:p/>
          </draw:line>
          <draw:line draw:style-name="gr21" draw:layer="layout" svg:x1="0.848cm" svg:y1="1.401cm" svg:x2="0.848cm" svg:y2="1.446cm">
            <text:p/>
          </draw:line>
          <draw:polygon draw:style-name="gr15" draw:layer="layout" svg:width="0.133cm" svg:height="0.008cm" svg:x="0.892cm" svg:y="1.551cm" svg:viewBox="0 0 134 9" draw:points="0,0 134,0 134,9 0,9">
            <text:p/>
          </draw:polygon>
          <draw:polygon draw:style-name="gr9" draw:layer="layout" svg:width="0.133cm" svg:height="0.008cm" svg:x="0.892cm" svg:y="1.551cm" svg:viewBox="0 0 134 9" draw:points="0,0 134,0 134,9 0,9">
            <text:p/>
          </draw:polygon>
          <draw:polygon draw:style-name="gr8" draw:layer="layout" svg:width="0.018cm" svg:height="0.035cm" svg:x="1.025cm" svg:y="1.524cm" svg:viewBox="0 0 19 36" draw:points="0,36 19,18 19,0 0,27">
            <text:p/>
          </draw:polygon>
          <draw:polygon draw:style-name="gr9" draw:layer="layout" svg:width="0.018cm" svg:height="0.035cm" svg:x="1.025cm" svg:y="1.524cm" svg:viewBox="0 0 19 36" draw:points="0,36 19,18 19,0 0,27">
            <text:p/>
          </draw:polygon>
          <draw:polygon draw:style-name="gr14" draw:layer="layout" svg:width="0.185cm" svg:height="0.018cm" svg:x="0.875cm" svg:y="1.383cm" svg:viewBox="0 0 186 19" draw:points="0,19 17,0 186,0 168,19">
            <text:p/>
          </draw:polygon>
          <draw:polygon draw:style-name="gr9" draw:layer="layout" svg:width="0.185cm" svg:height="0.018cm" svg:x="0.875cm" svg:y="1.383cm" svg:viewBox="0 0 186 19" draw:points="0,19 17,0 186,0 168,19">
            <text:p/>
          </draw:polygon>
          <draw:polygon draw:style-name="gr14" draw:layer="layout" svg:width="0.141cm" svg:height="0.018cm" svg:x="0.892cm" svg:y="1.533cm" svg:viewBox="0 0 142 19" draw:points="0,19 8,0 142,0 133,19">
            <text:p/>
          </draw:polygon>
          <draw:polygon draw:style-name="gr9" draw:layer="layout" svg:width="0.141cm" svg:height="0.018cm" svg:x="0.892cm" svg:y="1.533cm" svg:viewBox="0 0 142 19" draw:points="0,19 8,0 142,0 133,19">
            <text:p/>
          </draw:polygon>
          <draw:polygon draw:style-name="gr8" draw:layer="layout" svg:width="0.017cm" svg:height="0.15cm" svg:x="1.043cm" svg:y="1.383cm" svg:viewBox="0 0 18 151" draw:points="0,151 18,132 18,0 0,18">
            <text:p/>
          </draw:polygon>
          <draw:polygon draw:style-name="gr9" draw:layer="layout" svg:width="0.017cm" svg:height="0.15cm" svg:x="1.043cm" svg:y="1.383cm" svg:viewBox="0 0 18 151" draw:points="0,151 18,132 18,0 0,18">
            <text:p/>
          </draw:polygon>
          <draw:polygon draw:style-name="gr22" draw:layer="layout" svg:width="0.168cm" svg:height="0.009cm" svg:x="0.875cm" svg:y="1.533cm" svg:viewBox="0 0 169 10" draw:points="17,10 0,0 169,0 150,10">
            <text:p/>
          </draw:polygon>
          <draw:polygon draw:style-name="gr9" draw:layer="layout" svg:width="0.168cm" svg:height="0.009cm" svg:x="0.875cm" svg:y="1.533cm" svg:viewBox="0 0 169 10" draw:points="17,10 0,0 169,0 150,10">
            <text:p/>
          </draw:polygon>
          <draw:polygon draw:style-name="gr15" draw:layer="layout" svg:width="0.167cm" svg:height="0.132cm" svg:x="0.875cm" svg:y="1.401cm" svg:viewBox="0 0 168 133" draw:points="0,0 168,0 168,133 0,133">
            <text:p/>
          </draw:polygon>
          <draw:polygon draw:style-name="gr9" draw:layer="layout" svg:width="0.167cm" svg:height="0.132cm" svg:x="0.875cm" svg:y="1.401cm" svg:viewBox="0 0 168 133" draw:points="0,0 168,0 168,133 0,133">
            <text:p/>
          </draw:polygon>
          <draw:polygon draw:style-name="gr19" draw:layer="layout" svg:width="0.141cm" svg:height="0.106cm" svg:x="0.892cm" svg:y="1.419cm" svg:viewBox="0 0 142 107" draw:points="0,0 142,0 142,107 0,107">
            <text:p/>
          </draw:polygon>
          <draw:polygon draw:style-name="gr9" draw:layer="layout" svg:width="0.141cm" svg:height="0.105cm" svg:x="0.892cm" svg:y="1.419cm" svg:viewBox="0 0 142 106" draw:points="0,0 142,0 142,106 0,106">
            <text:p/>
          </draw:polygon>
          <draw:polygon draw:style-name="gr14" draw:layer="layout" svg:width="0.212cm" svg:height="0.027cm" svg:x="0.839cm" svg:y="1.559cm" svg:viewBox="0 0 213 28" draw:points="0,28 26,0 213,0 186,28">
            <text:p/>
          </draw:polygon>
          <draw:polygon draw:style-name="gr9" draw:layer="layout" svg:width="0.212cm" svg:height="0.027cm" svg:x="0.839cm" svg:y="1.559cm" svg:viewBox="0 0 213 28" draw:points="0,28 26,0 213,0 186,28">
            <text:p/>
          </draw:polygon>
          <draw:polygon draw:style-name="gr8" draw:layer="layout" svg:width="0.026cm" svg:height="0.035cm" svg:x="1.025cm" svg:y="1.559cm" svg:viewBox="0 0 27 36" draw:points="0,36 27,9 27,0 0,27">
            <text:p/>
          </draw:polygon>
          <draw:polygon draw:style-name="gr9" draw:layer="layout" svg:width="0.026cm" svg:height="0.035cm" svg:x="1.025cm" svg:y="1.559cm" svg:viewBox="0 0 27 36" draw:points="0,36 27,9 27,0 0,27">
            <text:p/>
          </draw:polygon>
          <draw:polygon draw:style-name="gr15" draw:layer="layout" svg:width="0.186cm" svg:height="0.009cm" svg:x="0.839cm" svg:y="1.586cm" svg:viewBox="0 0 187 10" draw:points="0,0 187,0 187,10 0,10">
            <text:p/>
          </draw:polygon>
          <draw:polygon draw:style-name="gr9" draw:layer="layout" svg:width="0.186cm" svg:height="0.009cm" svg:x="0.839cm" svg:y="1.586cm" svg:viewBox="0 0 187 10" draw:points="0,0 187,0 187,10 0,10">
            <text:p/>
          </draw:polygon>
          <draw:polyline draw:style-name="gr9" draw:layer="layout" svg:width="0.049cm" svg:height="0.033cm" svg:x="0.72cm" svg:y="1.533cm" svg:viewBox="0 0 50 34" draw:points="45,34 46,32 47,31 47,30 47,29 48,28 48,27 49,26 49,25 49,24 50,23 50,22 50,21 50,20 49,18 49,18 49,16 48,15 47,14 47,13 47,12 47,11 46,11 45,10 44,8 43,7 42,7 41,6 40,5 39,5 38,3 37,3 36,2 34,2 34,1 32,1 31,1 30,0 28,0 27,0 26,0 24,0 23,0 22,0 20,0 19,0 17,0 16,0 15,0 14,1 13,1 11,1 10,2 8,2 8,3 6,3 5,5 4,5 3,6 2,7 1,7 1,8 0,10">
            <text:p/>
          </draw:polyline>
          <draw:polyline draw:style-name="gr23" draw:layer="layout" svg:width="0.05cm" svg:height="0.025cm" svg:x="0.719cm" svg:y="1.542cm" svg:viewBox="0 0 51 26" draw:points="48,26 48,24 48,24 49,23 49,22 50,21 50,20 50,19 51,19 51,17 51,17 51,16 50,15 50,14 50,13 49,12 49,11 48,11 48,10 48,9 47,8 46,7 45,7 44,6 44,5 42,5 41,4 40,4 39,3 38,2 37,2 36,2 35,1 33,1 32,1 31,0 30,0 28,0 27,0 25,0 24,0 23,0 21,0 20,0 19,0 17,0 16,0 15,1 14,1 12,1 11,2 10,2 9,2 8,3 7,4 5,4 4,5 4,5 2,6 2,7 1,7 0,8 0,9">
            <text:p/>
          </draw:polyline>
          <draw:polygon draw:style-name="gr14" draw:layer="layout" svg:width="0.177cm" svg:height="0.018cm" svg:x="0.574cm" svg:y="1.515cm" svg:viewBox="0 0 178 19" draw:points="0,19 17,0 178,0 150,19">
            <text:p/>
          </draw:polygon>
          <draw:polygon draw:style-name="gr9" draw:layer="layout" svg:width="0.177cm" svg:height="0.018cm" svg:x="0.574cm" svg:y="1.515cm" svg:viewBox="0 0 178 19" draw:points="0,19 17,0 178,0 150,19">
            <text:p/>
          </draw:polygon>
          <draw:polygon draw:style-name="gr15" draw:layer="layout" svg:width="0.15cm" svg:height="0.035cm" svg:x="0.574cm" svg:y="1.533cm" svg:viewBox="0 0 151 36" draw:points="0,0 151,0 151,36 0,36">
            <text:p/>
          </draw:polygon>
          <draw:polygon draw:style-name="gr9" draw:layer="layout" svg:width="0.15cm" svg:height="0.035cm" svg:x="0.574cm" svg:y="1.533cm" svg:viewBox="0 0 151 36" draw:points="0,0 151,0 151,36 0,36">
            <text:p/>
          </draw:polygon>
          <draw:polygon draw:style-name="gr8" draw:layer="layout" svg:width="0.027cm" svg:height="0.053cm" svg:x="0.724cm" svg:y="1.515cm" svg:viewBox="0 0 28 54" draw:points="0,54 28,27 28,0 0,18">
            <text:p/>
          </draw:polygon>
          <draw:polygon draw:style-name="gr9" draw:layer="layout" svg:width="0.027cm" svg:height="0.053cm" svg:x="0.724cm" svg:y="1.515cm" svg:viewBox="0 0 28 54" draw:points="0,54 28,27 28,0 0,18">
            <text:p/>
          </draw:polygon>
          <draw:polygon draw:style-name="gr17" draw:layer="layout" svg:width="0.159cm" svg:height="0.018cm" svg:x="0.583cm" svg:y="1.515cm" svg:viewBox="0 0 160 19" draw:points="0,19 8,0 160,0 141,19">
            <text:p/>
          </draw:polygon>
          <draw:polygon draw:style-name="gr21" draw:layer="layout" svg:width="0.159cm" svg:height="0.018cm" svg:x="0.583cm" svg:y="1.515cm" svg:viewBox="0 0 160 19" draw:points="0,19 8,0 160,0 141,19">
            <text:p/>
          </draw:polygon>
          <draw:polygon draw:style-name="gr14" draw:layer="layout" svg:width="0.168cm" svg:height="0.018cm" svg:x="0.574cm" svg:y="1.392cm" svg:viewBox="0 0 169 19" draw:points="0,19 17,0 169,0 150,19">
            <text:p/>
          </draw:polygon>
          <draw:polygon draw:style-name="gr9" draw:layer="layout" svg:width="0.168cm" svg:height="0.018cm" svg:x="0.574cm" svg:y="1.392cm" svg:viewBox="0 0 169 19" draw:points="0,19 17,0 169,0 150,19">
            <text:p/>
          </draw:polygon>
          <draw:polygon draw:style-name="gr15" draw:layer="layout" svg:width="0.15cm" svg:height="0.123cm" svg:x="0.574cm" svg:y="1.41cm" svg:viewBox="0 0 151 124" draw:points="0,0 151,0 151,124 0,124">
            <text:p/>
          </draw:polygon>
          <draw:polygon draw:style-name="gr9" draw:layer="layout" svg:width="0.15cm" svg:height="0.123cm" svg:x="0.574cm" svg:y="1.41cm" svg:viewBox="0 0 151 124" draw:points="0,0 151,0 151,124 0,124">
            <text:p/>
          </draw:polygon>
          <draw:polygon draw:style-name="gr19" draw:layer="layout" svg:width="0.123cm" svg:height="0.088cm" svg:x="0.592cm" svg:y="1.427cm" svg:viewBox="0 0 124 89" draw:points="0,0 124,0 124,89 0,89">
            <text:p/>
          </draw:polygon>
          <draw:polygon draw:style-name="gr9" draw:layer="layout" svg:width="0.123cm" svg:height="0.088cm" svg:x="0.592cm" svg:y="1.427cm" svg:viewBox="0 0 124 89" draw:points="0,0 124,0 124,89 0,89">
            <text:p/>
          </draw:polygon>
          <draw:polygon draw:style-name="gr8" draw:layer="layout" svg:width="0.018cm" svg:height="0.141cm" svg:x="0.724cm" svg:y="1.392cm" svg:viewBox="0 0 19 142" draw:points="0,142 19,123 19,0 0,18">
            <text:p/>
          </draw:polygon>
          <draw:polygon draw:style-name="gr9" draw:layer="layout" svg:width="0.018cm" svg:height="0.141cm" svg:x="0.724cm" svg:y="1.392cm" svg:viewBox="0 0 19 142" draw:points="0,142 19,123 19,0 0,18">
            <text:p/>
          </draw:polygon>
          <draw:polygon draw:style-name="gr14" draw:layer="layout" svg:width="0.186cm" svg:height="0.027cm" svg:x="0.548cm" svg:y="1.559cm" svg:viewBox="0 0 187 28" draw:points="0,28 17,0 187,0 159,28">
            <text:p/>
          </draw:polygon>
          <draw:polygon draw:style-name="gr9" draw:layer="layout" svg:width="0.186cm" svg:height="0.027cm" svg:x="0.548cm" svg:y="1.559cm" svg:viewBox="0 0 187 28" draw:points="0,28 17,0 187,0 159,28">
            <text:p/>
          </draw:polygon>
          <draw:polygon draw:style-name="gr8" draw:layer="layout" svg:width="0.027cm" svg:height="0.035cm" svg:x="0.706cm" svg:y="1.559cm" svg:viewBox="0 0 28 36" draw:points="0,36 28,9 28,0 0,27">
            <text:p/>
          </draw:polygon>
          <draw:polygon draw:style-name="gr9" draw:layer="layout" svg:width="0.027cm" svg:height="0.035cm" svg:x="0.706cm" svg:y="1.559cm" svg:viewBox="0 0 28 36" draw:points="0,36 28,9 28,0 0,27">
            <text:p/>
          </draw:polygon>
          <draw:polygon draw:style-name="gr15" draw:layer="layout" svg:width="0.159cm" svg:height="0.009cm" svg:x="0.548cm" svg:y="1.586cm" svg:viewBox="0 0 160 10" draw:points="0,0 160,0 160,10 0,10">
            <text:p/>
          </draw:polygon>
          <draw:polygon draw:style-name="gr9" draw:layer="layout" svg:width="0.159cm" svg:height="0.009cm" svg:x="0.548cm" svg:y="1.586cm" svg:viewBox="0 0 160 10" draw:points="0,0 160,0 160,10 0,10">
            <text:p/>
          </draw:polygon>
          <draw:polygon draw:style-name="gr14" draw:layer="layout" svg:width="0.035cm" svg:height="0.017cm" svg:x="0.742cm" svg:y="1.568cm" svg:viewBox="0 0 36 18" draw:points="0,18 8,0 36,0 27,18">
            <text:p/>
          </draw:polygon>
          <draw:polygon draw:style-name="gr9" draw:layer="layout" svg:width="0.035cm" svg:height="0.017cm" svg:x="0.742cm" svg:y="1.568cm" svg:viewBox="0 0 36 18" draw:points="0,18 8,0 36,0 27,18">
            <text:p/>
          </draw:polygon>
          <draw:polygon draw:style-name="gr8" draw:layer="layout" svg:width="0.009cm" svg:height="0.026cm" svg:x="0.769cm" svg:y="1.568cm" svg:viewBox="0 0 10 27" draw:points="0,27 10,9 10,0 0,18">
            <text:p/>
          </draw:polygon>
          <draw:polygon draw:style-name="gr9" draw:layer="layout" svg:width="0.009cm" svg:height="0.026cm" svg:x="0.769cm" svg:y="1.568cm" svg:viewBox="0 0 10 27" draw:points="0,27 10,9 10,0 0,18">
            <text:p/>
          </draw:polygon>
          <draw:polygon draw:style-name="gr15" draw:layer="layout" svg:width="0.026cm" svg:height="0.009cm" svg:x="0.742cm" svg:y="1.586cm" svg:viewBox="0 0 27 10" draw:points="0,0 27,0 27,10 0,10">
            <text:p/>
          </draw:polygon>
          <draw:polygon draw:style-name="gr9" draw:layer="layout" svg:width="0.026cm" svg:height="0.009cm" svg:x="0.742cm" svg:y="1.586cm" svg:viewBox="0 0 27 10" draw:points="0,0 27,0 27,10 0,10">
            <text:p/>
          </draw:polygon>
          <draw:polygon draw:style-name="gr24" draw:layer="layout" svg:width="0.071cm" svg:height="0.027cm" svg:x="0.539cm" svg:y="1.542cm" svg:viewBox="0 0 72 28" draw:points="0,9 18,9 36,0 63,9 72,18 72,28 63,28 63,18 45,18 54,18 63,18 63,28 36,28 18,28 0,28">
            <text:p/>
          </draw:polygon>
          <draw:polygon draw:style-name="gr24" draw:layer="layout" svg:width="0.071cm" svg:height="0.027cm" svg:x="0.539cm" svg:y="1.542cm" svg:viewBox="0 0 72 28" draw:points="0,9 18,9 36,0 63,9 72,18 72,28 63,28 63,18 45,18 54,18 63,18 63,28 36,28 18,28 0,28">
            <text:p/>
          </draw:polygon>
          <draw:polygon draw:style-name="gr21" draw:layer="layout" svg:width="0.071cm" svg:height="0.027cm" svg:x="0.539cm" svg:y="1.542cm" svg:viewBox="0 0 72 28" draw:points="0,9 18,9 36,0 63,9 72,18 72,28 63,28 63,18 45,18 54,18 63,18 63,28 36,28 18,28 0,28">
            <text:p/>
          </draw:polygon>
          <draw:polygon draw:style-name="gr16" draw:layer="layout" svg:width="0.089cm" svg:height="0.035cm" svg:x="0.459cm" svg:y="1.551cm" svg:viewBox="0 0 90 36" draw:points="0,0 80,0 90,8 90,27 17,36">
            <text:p/>
          </draw:polygon>
          <draw:polygon draw:style-name="gr21" draw:layer="layout" svg:width="0.089cm" svg:height="0.035cm" svg:x="0.459cm" svg:y="1.551cm" svg:viewBox="0 0 90 36" draw:points="0,0 80,0 90,8 90,27 17,36">
            <text:p/>
          </draw:polygon>
          <draw:polygon draw:style-name="gr25" draw:layer="layout" svg:width="0.071cm" svg:height="0.079cm" svg:x="0.565cm" svg:y="1.745cm" svg:viewBox="0 0 72 80" draw:points="36,0 44,35 63,53 72,71 54,71 36,71 36,80 17,80 9,80 0,80 0,62 0,53 9,44 9,9">
            <text:p/>
          </draw:polygon>
          <draw:polygon draw:style-name="gr25" draw:layer="layout" svg:width="0.071cm" svg:height="0.079cm" svg:x="0.565cm" svg:y="1.745cm" svg:viewBox="0 0 72 80" draw:points="36,0 44,35 63,53 72,71 54,71 36,71 36,80 17,80 9,80 0,80 0,62 0,53 9,44 9,9">
            <text:p/>
          </draw:polygon>
          <draw:polygon draw:style-name="gr21" draw:layer="layout" svg:width="0.071cm" svg:height="0.079cm" svg:x="0.565cm" svg:y="1.745cm" svg:viewBox="0 0 72 80" draw:points="36,0 44,35 63,53 72,71 54,71 36,71 36,80 17,80 9,80 0,80 0,62 0,53 9,44 9,9">
            <text:p/>
          </draw:polygon>
          <draw:polygon draw:style-name="gr25" draw:layer="layout" svg:width="0.106cm" svg:height="0.089cm" svg:x="0.609cm" svg:y="1.788cm" svg:viewBox="0 0 107 90" draw:points="53,0 44,27 53,27 71,44 88,44 97,44 107,54 97,62 80,71 71,80 62,80 35,80 35,90 27,90 18,90 9,80 0,80 0,62 9,54 9,44 18,36 18,9">
            <text:p/>
          </draw:polygon>
          <draw:polygon draw:style-name="gr21" draw:layer="layout" svg:width="0.106cm" svg:height="0.089cm" svg:x="0.609cm" svg:y="1.788cm" svg:viewBox="0 0 107 90" draw:points="53,0 44,27 53,27 71,44 88,44 97,44 107,54 97,62 80,71 71,80 62,80 35,80 35,90 27,90 18,90 9,80 0,80 0,62 9,54 9,44 18,36 18,9">
            <text:p/>
          </draw:polygon>
          <draw:polygon draw:style-name="gr26" draw:layer="layout" svg:width="0.08cm" svg:height="0.044cm" svg:x="0.539cm" svg:y="1.727cm" svg:viewBox="0 0 81 45" draw:points="0,27 81,0 81,8 81,18 9,45">
            <text:p/>
          </draw:polygon>
          <draw:polygon draw:style-name="gr26" draw:layer="layout" svg:width="0.08cm" svg:height="0.044cm" svg:x="0.539cm" svg:y="1.727cm" svg:viewBox="0 0 81 45" draw:points="0,27 81,0 81,8 81,18 9,45">
            <text:p/>
          </draw:polygon>
          <draw:polygon draw:style-name="gr21" draw:layer="layout" svg:width="0.08cm" svg:height="0.044cm" svg:x="0.539cm" svg:y="1.727cm" svg:viewBox="0 0 81 45" draw:points="0,27 81,0 81,8 81,18 9,45">
            <text:p/>
          </draw:polygon>
          <draw:polygon draw:style-name="gr16" draw:layer="layout" svg:width="0.142cm" svg:height="0.159cm" svg:x="0.539cm" svg:y="1.647cm" svg:viewBox="0 0 143 160" draw:points="9,0 35,27 71,27 133,27 143,53 143,124 143,150 115,160 80,160 89,79 80,79 0,106">
            <text:p/>
          </draw:polygon>
          <draw:polygon draw:style-name="gr21" draw:layer="layout" svg:width="0.142cm" svg:height="0.159cm" svg:x="0.539cm" svg:y="1.647cm" svg:viewBox="0 0 143 160" draw:points="9,0 35,27 71,27 133,27 143,53 143,124 143,150 115,160 80,160 89,79 80,79 0,106">
            <text:p/>
          </draw:polygon>
          <draw:polygon draw:style-name="gr1" draw:layer="layout" svg:width="0.203cm" svg:height="0.159cm" svg:x="0.38cm" svg:y="1.797cm" svg:viewBox="0 0 204 160" draw:points="124,0 124,44 195,18 204,44 195,44 195,53 186,53 186,44 133,62 177,115 177,133 177,142 177,150 177,160 168,160 159,160 159,150 159,142 159,133 168,133 115,70 17,124 17,133 17,142 17,150 8,150 0,142 8,133 8,124 8,115 8,98 97,53 70,26 62,35 62,44 53,44 44,35 44,26 53,26 53,18 70,9 106,35 106,9">
            <text:p/>
          </draw:polygon>
          <draw:polygon draw:style-name="gr1" draw:layer="layout" svg:width="0.203cm" svg:height="0.159cm" svg:x="0.38cm" svg:y="1.797cm" svg:viewBox="0 0 204 160" draw:points="124,0 124,44 195,18 204,44 195,44 195,53 186,53 186,44 133,62 177,115 177,133 177,142 177,150 177,160 168,160 159,160 159,150 159,142 159,133 168,133 115,70 17,124 17,133 17,142 17,150 8,150 0,142 8,133 8,124 8,115 8,98 97,53 70,26 62,35 62,44 53,44 44,35 44,26 53,26 53,18 70,9 106,35 106,9">
            <text:p/>
          </draw:polygon>
          <draw:polygon draw:style-name="gr21" draw:layer="layout" svg:width="0.203cm" svg:height="0.159cm" svg:x="0.38cm" svg:y="1.797cm" svg:viewBox="0 0 204 160" draw:points="124,0 124,44 195,18 204,44 195,44 195,53 186,53 186,44 133,62 177,115 177,133 177,142 177,150 177,160 168,160 159,160 159,150 159,142 159,133 168,133 115,70 17,124 17,133 17,142 17,150 8,150 0,142 8,133 8,124 8,115 8,98 97,53 70,26 62,35 62,44 53,44 44,35 44,26 53,26 53,18 70,9 106,35 106,9">
            <text:p/>
          </draw:polygon>
          <draw:polygon draw:style-name="gr24" draw:layer="layout" svg:width="0.053cm" svg:height="0.053cm" svg:x="0.628cm" svg:y="1.568cm" svg:viewBox="0 0 54 54" draw:points="0,36 17,17 17,8 26,0 26,8 44,8 54,0 54,8 54,36 35,45 26,45 17,54">
            <text:p/>
          </draw:polygon>
          <draw:polygon draw:style-name="gr24" draw:layer="layout" svg:width="0.053cm" svg:height="0.053cm" svg:x="0.628cm" svg:y="1.568cm" svg:viewBox="0 0 54 54" draw:points="0,36 17,17 17,8 26,0 26,8 44,8 54,0 54,8 54,36 35,45 26,45 17,54">
            <text:p/>
          </draw:polygon>
          <draw:polygon draw:style-name="gr21" draw:layer="layout" svg:width="0.053cm" svg:height="0.053cm" svg:x="0.628cm" svg:y="1.568cm" svg:viewBox="0 0 54 54" draw:points="0,36 17,17 17,8 26,0 26,8 44,8 54,0 54,8 54,36 35,45 26,45 17,54">
            <text:p/>
          </draw:polygon>
          <draw:polygon draw:style-name="gr24" draw:layer="layout" svg:width="0.088cm" svg:height="0.132cm" svg:x="0.442cm" svg:y="1.366cm" svg:viewBox="0 0 89 133" draw:points="80,17 80,35 80,44 89,61 89,70 80,70 80,79 80,88 71,97 71,106 62,106 53,106 44,133 0,88 17,0">
            <text:p/>
          </draw:polygon>
          <draw:polygon draw:style-name="gr24" draw:layer="layout" svg:width="0.088cm" svg:height="0.132cm" svg:x="0.442cm" svg:y="1.366cm" svg:viewBox="0 0 89 133" draw:points="80,17 80,35 80,44 89,61 89,70 80,70 80,79 80,88 71,97 71,106 62,106 53,106 44,133 0,88 17,0">
            <text:p/>
          </draw:polygon>
          <draw:polygon draw:style-name="gr21" draw:layer="layout" svg:width="0.088cm" svg:height="0.132cm" svg:x="0.442cm" svg:y="1.366cm" svg:viewBox="0 0 89 133" draw:points="80,17 80,35 80,44 89,61 89,70 80,70 80,79 80,88 71,97 71,106 62,106 53,106 44,133 0,88 17,0">
            <text:p/>
          </draw:polygon>
          <draw:polygon draw:style-name="gr27" draw:layer="layout" svg:width="0.105cm" svg:height="0.106cm" svg:x="0.425cm" svg:y="1.348cm" svg:viewBox="0 0 106 107" draw:points="61,71 52,80 43,107 17,107 8,107 0,53 0,44 8,18 26,0 61,0 88,9 88,18 106,26 106,35 97,44 88,53 79,53 79,80 70,80">
            <text:p/>
          </draw:polygon>
          <draw:polygon draw:style-name="gr21" draw:layer="layout" svg:width="0.105cm" svg:height="0.106cm" svg:x="0.425cm" svg:y="1.348cm" svg:viewBox="0 0 106 107" draw:points="61,71 52,80 43,107 17,107 8,107 0,53 0,44 8,18 26,0 61,0 88,9 88,18 106,26 106,35 97,44 88,53 79,53 79,80 70,80">
            <text:p/>
          </draw:polygon>
          <draw:polygon draw:style-name="gr16" draw:layer="layout" svg:width="0.273cm" svg:height="0.379cm" svg:x="0.371cm" svg:y="1.445cm" svg:viewBox="0 0 274 380" draw:points="61,0 79,8 87,17 114,62 132,62 132,79 141,97 176,159 185,159 194,159 194,168 247,150 274,168 274,176 220,211 203,221 185,211 185,265 176,309 158,353 141,371 114,380 61,362 61,256 26,300 8,247 8,194 0,132 8,70 17,35 35,17 53,17">
            <text:p/>
          </draw:polygon>
          <draw:polygon draw:style-name="gr16" draw:layer="layout" svg:width="0.273cm" svg:height="0.379cm" svg:x="0.371cm" svg:y="1.445cm" svg:viewBox="0 0 274 380" draw:points="61,0 79,8 87,17 114,62 132,62 132,79 141,97 176,159 185,159 194,159 194,168 247,150 274,168 274,176 220,211 203,221 185,211 185,265 176,309 158,353 141,371 114,380 61,362 61,256 26,300 8,247 8,194 0,132 8,70 17,35 35,17 53,17">
            <text:p/>
          </draw:polygon>
          <draw:polygon draw:style-name="gr21" draw:layer="layout" svg:width="0.273cm" svg:height="0.379cm" svg:x="0.371cm" svg:y="1.445cm" svg:viewBox="0 0 274 380" draw:points="61,0 79,8 87,17 114,62 132,62 132,79 141,97 176,159 185,159 194,159 194,168 247,150 274,168 274,176 220,211 203,221 185,211 185,265 176,309 158,353 141,371 114,380 61,362 61,256 26,300 8,247 8,194 0,132 8,70 17,35 35,17 53,17">
            <text:p/>
          </draw:polygon>
          <draw:polygon draw:style-name="gr26" draw:layer="layout" svg:width="0.115cm" svg:height="0.203cm" svg:x="0.344cm" svg:y="1.613cm" svg:viewBox="0 0 116 204" draw:points="89,88 81,62 71,43 35,17 17,0 9,8 0,8 17,53 63,185 116,204 116,150">
            <text:p/>
          </draw:polygon>
          <draw:polygon draw:style-name="gr21" draw:layer="layout" svg:width="0.115cm" svg:height="0.203cm" svg:x="0.344cm" svg:y="1.613cm" svg:viewBox="0 0 116 204" draw:points="89,88 81,62 71,43 35,17 17,0 9,8 0,8 17,53 63,185 116,204 116,150">
            <text:p/>
          </draw:polygon>
          <draw:polygon draw:style-name="gr28" draw:layer="layout" svg:width="0.309cm" svg:height="1.886cm" svg:x="1.219cm" svg:y="0.105cm" svg:viewBox="0 0 310 1887" draw:points="0,308 0,1887 310,1586 310,0">
            <text:p/>
          </draw:polygon>
          <draw:polygon draw:style-name="gr2" draw:layer="layout" svg:width="0.309cm" svg:height="1.886cm" svg:x="1.219cm" svg:y="0.105cm" svg:viewBox="0 0 310 1887" draw:points="0,308 0,1887 310,1586 310,0">
            <text:p/>
          </draw:polygon>
          <draw:polygon draw:style-name="gr6" draw:layer="layout" svg:width="0.389cm" svg:height="1.234cm" svg:x="2.359cm" svg:y="0.766cm" svg:viewBox="0 0 390 1235" draw:points="0,1235 390,847 390,0 0,388">
            <text:p/>
          </draw:polygon>
          <draw:polygon draw:style-name="gr7" draw:layer="layout" svg:width="0.389cm" svg:height="1.234cm" svg:x="2.359cm" svg:y="0.766cm" svg:viewBox="0 0 390 1235" draw:points="0,1235 390,847 390,0 0,388">
            <text:p/>
          </draw:polygon>
          <draw:polygon draw:style-name="gr29" draw:layer="layout" svg:width="0.141cm" svg:height="0.987cm" svg:x="2.562cm" svg:y="0.925cm" svg:viewBox="0 0 142 988" draw:points="0,282 142,0 142,846 0,988 0,599">
            <text:p/>
          </draw:polygon>
          <draw:polygon draw:style-name="gr29" draw:layer="layout" svg:width="0.141cm" svg:height="0.987cm" svg:x="2.562cm" svg:y="0.925cm" svg:viewBox="0 0 142 988" draw:points="0,282 142,0 142,846 0,988 0,599">
            <text:p/>
          </draw:polygon>
          <draw:polyline draw:style-name="gr30" draw:layer="layout" svg:width="0.141cm" svg:height="0.987cm" svg:x="2.562cm" svg:y="0.925cm" svg:viewBox="0 0 142 988" draw:points="0,282 142,0 142,846 0,988 0,599">
            <text:p/>
          </draw:polyline>
          <draw:polygon draw:style-name="gr31" draw:layer="layout" svg:width="0.106cm" svg:height="0.846cm" svg:x="2.455cm" svg:y="1.066cm" svg:viewBox="0 0 107 847" draw:points="107,70 0,0 0,847 107,847">
            <text:p/>
          </draw:polygon>
          <draw:polygon draw:style-name="gr30" draw:layer="layout" svg:width="0.106cm" svg:height="0.846cm" svg:x="2.455cm" svg:y="1.066cm" svg:viewBox="0 0 107 847" draw:points="107,70 0,0 0,847 107,847">
            <text:p/>
          </draw:polygon>
          <draw:polygon draw:style-name="gr32" draw:layer="layout" svg:width="1.811cm" svg:height="1.33cm" svg:x="1.219cm" svg:y="0cm" svg:viewBox="0 0 1812 1331" draw:points="0,414 1387,1331 1812,907 424,0">
            <text:p/>
          </draw:polygon>
          <draw:polygon draw:style-name="gr33" draw:layer="layout" svg:width="1.811cm" svg:height="1.33cm" svg:x="1.219cm" svg:y="0cm" svg:viewBox="0 0 1812 1331" draw:points="0,414 1387,1331 1812,907 424,0">
            <text:p/>
          </draw:polygon>
          <draw:polygon draw:style-name="gr29" draw:layer="layout" svg:width="0.07cm" svg:height="0.458cm" svg:x="2.597cm" svg:y="0.643cm" svg:viewBox="0 0 71 459" draw:points="0,70 71,0 71,388 0,459">
            <text:p/>
          </draw:polygon>
          <draw:polygon draw:style-name="gr30" draw:layer="layout" svg:width="0.07cm" svg:height="0.458cm" svg:x="2.597cm" svg:y="0.643cm" svg:viewBox="0 0 71 459" draw:points="0,70 71,0 71,388 0,459">
            <text:p/>
          </draw:polygon>
          <draw:polygon draw:style-name="gr31" draw:layer="layout" svg:width="0.106cm" svg:height="0.388cm" svg:x="2.491cm" svg:y="0.713cm" svg:viewBox="0 0 107 389" draw:points="107,0 0,0 0,318 107,389">
            <text:p/>
          </draw:polygon>
          <draw:polygon draw:style-name="gr30" draw:layer="layout" svg:width="0.106cm" svg:height="0.388cm" svg:x="2.491cm" svg:y="0.713cm" svg:viewBox="0 0 107 389" draw:points="107,0 0,0 0,318 107,389">
            <text:p/>
          </draw:polygon>
          <draw:polygon draw:style-name="gr17" draw:layer="layout" svg:width="0.177cm" svg:height="0.07cm" svg:x="2.491cm" svg:y="0.643cm" svg:viewBox="0 0 178 71" draw:points="0,71 107,71 178,0 71,0">
            <text:p/>
          </draw:polygon>
          <draw:polygon draw:style-name="gr30" draw:layer="layout" svg:width="0.177cm" svg:height="0.07cm" svg:x="2.491cm" svg:y="0.643cm" svg:viewBox="0 0 178 71" draw:points="0,71 107,71 178,0 71,0">
            <text:p/>
          </draw:polygon>
          <draw:polygon draw:style-name="gr34" draw:layer="layout" svg:width="1.634cm" svg:height="1.33cm" svg:x="0cm" svg:y="0cm" svg:viewBox="0 0 1635 1331" draw:points="0,1331 371,960 1635,0 1219,422">
            <text:p/>
          </draw:polygon>
          <draw:polygon draw:style-name="gr33" draw:layer="layout" svg:width="1.634cm" svg:height="1.33cm" svg:x="0cm" svg:y="0cm" svg:viewBox="0 0 1635 1331" draw:points="0,1331 371,960 1635,0 1219,42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Home office</dc:title>
    <meta:creation-date>2011-02-07T16:33:00</meta:creation-date>
    <meta:editing-duration>P0D</meta:editing-duration>
    <meta:editing-cycles>1</meta:editing-cycles>
    <meta:document-statistic meta:object-count="182"/>
    <meta:generator>OpenOffice.org/3.3$Linux OpenOffice.org_project/330m20$Build-9567</meta:generator>
  </office:meta>
</office:document-meta>
</file>